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DejaVu Sans Condensed1" svg:font-family="'DejaVu Sans Condensed'" style:font-adornments="Book" style:font-family-generic="swiss" style:font-pitch="variable"/>
    <style:font-face style:name="DejaVu Sans Condensed2" svg:font-family="'DejaVu Sans Condensed'" style:font-adornments="Oblique" style:font-family-generic="swiss" style:font-pitch="variable"/>
    <style:font-face style:name="DejaVu Serif" svg:font-family="'DejaVu Serif'" style:font-family-generic="roman" style:font-pitch="variable"/>
    <style:font-face style:name="DejaVu Serif1" svg:font-family="'DejaVu Serif'" style:font-adornments="Book" style:font-family-generic="roman" style:font-pitch="variable"/>
    <style:font-face style:name="FreeMono" svg:font-family="FreeMono" style:font-family-generic="modern" style:font-pitch="fixed"/>
    <style:font-face style:name="FreeSerif" svg:font-family="FreeSerif" style:font-family-generic="roman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adornments="Italic" style:font-family-generic="swiss" style:font-pitch="variable"/>
    <style:font-face style:name="Nimbus Sans2" svg:font-family="'Nimbus Sans'" style:font-adornments="Regular" style:font-family-generic="swiss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 style:font-pitch="variable"/>
    <style:font-face style:name="Open Sans1" svg:font-family="'Open Sans'" style:font-adornments="Italic" style:font-family-generic="swiss" style:font-pitch="variable"/>
    <style:font-face style:name="OpenSymbol" svg:font-family="OpenSymbol" style:font-charset="x-symbol"/>
  </office:font-face-decls>
  <office:automatic-styles>
    <style:style style:name="Table-3.3-Dictionary-Methods" style:family="table">
      <style:table-properties style:width="17cm" fo:margin-top="0cm" fo:margin-bottom="0.499cm" fo:break-before="page" table:align="center" fo:background-color="transparent" fo:keep-with-next="auto" style:may-break-between-rows="true">
        <style:background-image/>
      </style:table-properties>
    </style:style>
    <style:style style:name="Table-3.3-Dictionary-Methods.A" style:family="table-column">
      <style:table-column-properties style:column-width="5.29cm"/>
    </style:style>
    <style:style style:name="Table-3.3-Dictionary-Methods.B" style:family="table-column">
      <style:table-column-properties style:column-width="11.71cm"/>
    </style:style>
    <style:style style:name="Table-3.3-Dictionary-Methods.1" style:family="table-row">
      <style:table-row-properties fo:background-color="transparent">
        <style:background-image/>
      </style:table-row-properties>
    </style:style>
    <style:style style:name="Table-3.3-Dictionary-Methods.A1" style:family="table-cell">
      <style:table-cell-properties fo:background-color="#c6def8" fo:padding="0.101cm" fo:border-left="0.05pt solid #95bfec" fo:border-right="0.05pt solid #95bfec" fo:border-top="0.05pt solid #95bfec" fo:border-bottom="0.05pt dotted #000000" style:writing-mode="page">
        <style:background-image/>
      </style:table-cell-properties>
    </style:style>
    <style:style style:name="Table-3.3-Dictionary-Methods.A2" style:family="table-cell">
      <style:table-cell-properties fo:background-color="#edf5fd" fo:padding="0.101cm" fo:border-left="0.05pt solid #729fcf" fo:border-right="none" fo:border-top="none" fo:border-bottom="0.05pt dotted #000000" style:writing-mode="page">
        <style:background-image/>
      </style:table-cell-properties>
    </style:style>
    <style:style style:name="Table-3.3-Dictionary-Methods.B2" style:family="table-cell">
      <style:table-cell-properties fo:background-color="#edf5fd" fo:padding="0.101cm" fo:border-left="0.05pt dotted #000000" fo:border-right="0.05pt solid #729fcf" fo:border-top="none" fo:border-bottom="0.05pt dotted #000000" style:writing-mode="page">
        <style:background-image/>
      </style:table-cell-properties>
    </style:style>
    <style:style style:name="Table-3.3-Dictionary-Methods.A3" style:family="table-cell">
      <style:table-cell-properties fo:padding="0.101cm" fo:border-left="0.05pt solid #729fcf" fo:border-right="none" fo:border-top="none" fo:border-bottom="0.05pt dotted #000000" style:writing-mode="page"/>
    </style:style>
    <style:style style:name="Table-3.3-Dictionary-Methods.B3" style:family="table-cell">
      <style:table-cell-properties fo:padding="0.101cm" fo:border-left="0.05pt dotted #000000" fo:border-right="0.05pt solid #729fcf" fo:border-top="none" fo:border-bottom="0.05pt dotted #000000" style:writing-mode="page"/>
    </style:style>
    <style:style style:name="Table-3.3-Dictionary-Methods.A4" style:family="table-cell">
      <style:table-cell-properties fo:padding="0.101cm" fo:border-left="0.05pt solid #729fcf" fo:border-right="none" fo:border-top="none" fo:border-bottom="0.05pt dotted #000000" style:writing-mode="page"/>
    </style:style>
    <style:style style:name="Table-3.3-Dictionary-Methods.B4" style:family="table-cell">
      <style:table-cell-properties fo:padding="0.101cm" fo:border-left="0.05pt dotted #000000" fo:border-right="0.05pt solid #729fcf" fo:border-top="none" fo:border-bottom="0.05pt dotted #000000" style:writing-mode="page"/>
    </style:style>
    <style:style style:name="Table-3.3-Dictionary-Methods.A5" style:family="table-cell">
      <style:table-cell-properties fo:padding="0.101cm" fo:border-left="0.05pt solid #729fcf" fo:border-right="none" fo:border-top="none" fo:border-bottom="0.05pt dotted #000000" style:writing-mode="page"/>
    </style:style>
    <style:style style:name="Table-3.3-Dictionary-Methods.B5" style:family="table-cell">
      <style:table-cell-properties fo:padding="0.101cm" fo:border-left="0.05pt dotted #000000" fo:border-right="0.05pt solid #729fcf" fo:border-top="none" fo:border-bottom="0.05pt dotted #000000" style:writing-mode="page"/>
    </style:style>
    <style:style style:name="Table-3.3-Dictionary-Methods.A6" style:family="table-cell">
      <style:table-cell-properties fo:padding="0.101cm" fo:border-left="0.05pt solid #729fcf" fo:border-right="none" fo:border-top="none" fo:border-bottom="0.05pt dotted #000000" style:writing-mode="page"/>
    </style:style>
    <style:style style:name="Table-3.3-Dictionary-Methods.B6" style:family="table-cell">
      <style:table-cell-properties fo:padding="0.101cm" fo:border-left="0.05pt dotted #000000" fo:border-right="0.05pt solid #729fcf" fo:border-top="none" fo:border-bottom="0.05pt dotted #000000" style:writing-mode="page"/>
    </style:style>
    <style:style style:name="Table-3.3-Dictionary-Methods.A7" style:family="table-cell">
      <style:table-cell-properties fo:padding="0.101cm" fo:border-left="0.05pt solid #729fcf" fo:border-right="none" fo:border-top="none" fo:border-bottom="0.05pt dotted #000000" style:writing-mode="page"/>
    </style:style>
    <style:style style:name="Table-3.3-Dictionary-Methods.B7" style:family="table-cell">
      <style:table-cell-properties fo:padding="0.101cm" fo:border-left="0.05pt dotted #000000" fo:border-right="0.05pt solid #729fcf" fo:border-top="none" fo:border-bottom="0.05pt dotted #000000" style:writing-mode="page"/>
    </style:style>
    <style:style style:name="Table-3.3-Dictionary-Methods.A8" style:family="table-cell">
      <style:table-cell-properties fo:padding="0.101cm" fo:border-left="0.05pt solid #729fcf" fo:border-right="none" fo:border-top="none" fo:border-bottom="0.05pt dotted #000000" style:writing-mode="page"/>
    </style:style>
    <style:style style:name="Table-3.3-Dictionary-Methods.B8" style:family="table-cell">
      <style:table-cell-properties fo:padding="0.101cm" fo:border-left="0.05pt dotted #000000" fo:border-right="0.05pt solid #729fcf" fo:border-top="none" fo:border-bottom="0.05pt dotted #000000" style:writing-mode="page"/>
    </style:style>
    <style:style style:name="Table-3.3-Dictionary-Methods.A9" style:family="table-cell">
      <style:table-cell-properties fo:padding="0.101cm" fo:border-left="0.05pt solid #729fcf" fo:border-right="none" fo:border-top="none" fo:border-bottom="0.05pt dotted #000000" style:writing-mode="page"/>
    </style:style>
    <style:style style:name="Table-3.3-Dictionary-Methods.B9" style:family="table-cell">
      <style:table-cell-properties fo:padding="0.101cm" fo:border-left="0.05pt dotted #000000" fo:border-right="0.05pt solid #729fcf" fo:border-top="none" fo:border-bottom="0.05pt dotted #000000" style:writing-mode="page"/>
    </style:style>
    <style:style style:name="Table-3.3-Dictionary-Methods.A10" style:family="table-cell">
      <style:table-cell-properties fo:padding="0.101cm" fo:border-left="0.05pt solid #729fcf" fo:border-right="none" fo:border-top="none" fo:border-bottom="0.05pt dotted #000000" style:writing-mode="page"/>
    </style:style>
    <style:style style:name="Table-3.3-Dictionary-Methods.B10" style:family="table-cell">
      <style:table-cell-properties fo:padding="0.101cm" fo:border-left="0.05pt dotted #000000" fo:border-right="0.05pt solid #729fcf" fo:border-top="none" fo:border-bottom="0.05pt dotted #000000" style:writing-mode="page"/>
    </style:style>
    <style:style style:name="Table-3.3-Dictionary-Methods.A11" style:family="table-cell">
      <style:table-cell-properties fo:padding="0.101cm" fo:border-left="0.05pt solid #729fcf" fo:border-right="none" fo:border-top="none" fo:border-bottom="0.05pt dotted #000000" style:writing-mode="page"/>
    </style:style>
    <style:style style:name="Table-3.3-Dictionary-Methods.B11" style:family="table-cell">
      <style:table-cell-properties fo:padding="0.101cm" fo:border-left="0.05pt dotted #000000" fo:border-right="0.05pt solid #729fcf" fo:border-top="none" fo:border-bottom="0.05pt dotted #000000" style:writing-mode="page"/>
    </style:style>
    <style:style style:name="Table-3.3-Dictionary-Methods.A12" style:family="table-cell">
      <style:table-cell-properties fo:padding="0.101cm" fo:border-left="0.05pt solid #729fcf" fo:border-right="none" fo:border-top="none" fo:border-bottom="0.05pt dotted #000000" style:writing-mode="page"/>
    </style:style>
    <style:style style:name="Table-3.3-Dictionary-Methods.B12" style:family="table-cell">
      <style:table-cell-properties fo:padding="0.101cm" fo:border-left="0.05pt dotted #000000" fo:border-right="0.05pt solid #729fcf" fo:border-top="none" fo:border-bottom="0.05pt dotted #000000" style:writing-mode="page"/>
    </style:style>
    <style:style style:name="Table-3.3-Dictionary-Methods.A13" style:family="table-cell">
      <style:table-cell-properties fo:padding="0.101cm" fo:border-left="0.05pt solid #729fcf" fo:border-right="none" fo:border-top="none" fo:border-bottom="0.05pt dotted #000000" style:writing-mode="page"/>
    </style:style>
    <style:style style:name="Table-3.3-Dictionary-Methods.B13" style:family="table-cell">
      <style:table-cell-properties fo:padding="0.101cm" fo:border-left="0.05pt dotted #000000" fo:border-right="0.05pt solid #729fcf" fo:border-top="none" fo:border-bottom="0.05pt dotted #000000" style:writing-mode="page"/>
    </style:style>
    <style:style style:name="Table-3.3-Dictionary-Methods.A14" style:family="table-cell">
      <style:table-cell-properties fo:padding="0.101cm" fo:border-left="0.05pt solid #729fcf" fo:border-right="none" fo:border-top="none" fo:border-bottom="0.05pt solid #729fcf" style:writing-mode="page"/>
    </style:style>
    <style:style style:name="Table-3.3-Dictionary-Methods.B14" style:family="table-cell">
      <style:table-cell-properties fo:padding="0.101cm" fo:border-left="0.05pt dotted #000000" fo:border-right="0.05pt solid #729fcf" fo:border-top="none" fo:border-bottom="0.05pt solid #729fcf" style:writing-mode="page"/>
    </style:style>
    <style:style style:name="Table-3.3-Dictionary-Methods" style:family="table">
      <style:table-properties style:width="17cm" fo:margin-top="0cm" fo:margin-bottom="0.499cm" fo:break-before="page" table:align="center" fo:background-color="transparent" fo:keep-with-next="auto" style:may-break-between-rows="true">
        <style:background-image/>
      </style:table-properties>
    </style:style>
    <style:style style:name="Table-3.3-Dictionary-Methods.A" style:family="table-column">
      <style:table-column-properties style:column-width="5.29cm"/>
    </style:style>
    <style:style style:name="Table-3.3-Dictionary-Methods.B" style:family="table-column">
      <style:table-column-properties style:column-width="11.71cm"/>
    </style:style>
    <style:style style:name="Table-3.3-Dictionary-Methods.1" style:family="table-row">
      <style:table-row-properties fo:background-color="transparent">
        <style:background-image/>
      </style:table-row-properties>
    </style:style>
    <style:style style:name="Table-3.3-Dictionary-Methods.A1" style:family="table-cell">
      <style:table-cell-properties fo:background-color="#c6def8" fo:padding="0.101cm" fo:border-left="0.05pt solid #95bfec" fo:border-right="0.05pt solid #95bfec" fo:border-top="0.05pt solid #95bfec" fo:border-bottom="0.05pt dotted #000000" style:writing-mode="page">
        <style:background-image/>
      </style:table-cell-properties>
    </style:style>
    <style:style style:name="Table-3.3-Dictionary-Methods.A2" style:family="table-cell">
      <style:table-cell-properties fo:background-color="#edf5fd" fo:padding="0.101cm" fo:border-left="0.05pt solid #729fcf" fo:border-right="none" fo:border-top="none" fo:border-bottom="0.05pt dotted #000000" style:writing-mode="page">
        <style:background-image/>
      </style:table-cell-properties>
    </style:style>
    <style:style style:name="Table-3.3-Dictionary-Methods.B2" style:family="table-cell">
      <style:table-cell-properties fo:background-color="#edf5fd" fo:padding="0.101cm" fo:border-left="0.05pt dotted #000000" fo:border-right="0.05pt solid #729fcf" fo:border-top="none" fo:border-bottom="0.05pt dotted #000000" style:writing-mode="page">
        <style:background-image/>
      </style:table-cell-properties>
    </style:style>
    <style:style style:name="Table-3.3-Dictionary-Methods.A3" style:family="table-cell">
      <style:table-cell-properties fo:padding="0.101cm" fo:border-left="0.05pt solid #729fcf" fo:border-right="none" fo:border-top="none" fo:border-bottom="0.05pt dotted #000000" style:writing-mode="page"/>
    </style:style>
    <style:style style:name="Table-3.3-Dictionary-Methods.B3" style:family="table-cell">
      <style:table-cell-properties fo:padding="0.101cm" fo:border-left="0.05pt dotted #000000" fo:border-right="0.05pt solid #729fcf" fo:border-top="none" fo:border-bottom="0.05pt dotted #000000" style:writing-mode="page"/>
    </style:style>
    <style:style style:name="Table-3.3-Dictionary-Methods.A4" style:family="table-cell">
      <style:table-cell-properties fo:padding="0.101cm" fo:border-left="0.05pt solid #729fcf" fo:border-right="none" fo:border-top="none" fo:border-bottom="0.05pt dotted #000000" style:writing-mode="page"/>
    </style:style>
    <style:style style:name="Table-3.3-Dictionary-Methods.B4" style:family="table-cell">
      <style:table-cell-properties fo:padding="0.101cm" fo:border-left="0.05pt dotted #000000" fo:border-right="0.05pt solid #729fcf" fo:border-top="none" fo:border-bottom="0.05pt dotted #000000" style:writing-mode="page"/>
    </style:style>
    <style:style style:name="Table-3.3-Dictionary-Methods.A5" style:family="table-cell">
      <style:table-cell-properties fo:padding="0.101cm" fo:border-left="0.05pt solid #729fcf" fo:border-right="none" fo:border-top="none" fo:border-bottom="0.05pt dotted #000000" style:writing-mode="page"/>
    </style:style>
    <style:style style:name="Table-3.3-Dictionary-Methods.B5" style:family="table-cell">
      <style:table-cell-properties fo:padding="0.101cm" fo:border-left="0.05pt dotted #000000" fo:border-right="0.05pt solid #729fcf" fo:border-top="none" fo:border-bottom="0.05pt dotted #000000" style:writing-mode="page"/>
    </style:style>
    <style:style style:name="Table-3.3-Dictionary-Methods.A6" style:family="table-cell">
      <style:table-cell-properties fo:padding="0.101cm" fo:border-left="0.05pt solid #729fcf" fo:border-right="none" fo:border-top="none" fo:border-bottom="0.05pt dotted #000000" style:writing-mode="page"/>
    </style:style>
    <style:style style:name="Table-3.3-Dictionary-Methods.B6" style:family="table-cell">
      <style:table-cell-properties fo:padding="0.101cm" fo:border-left="0.05pt dotted #000000" fo:border-right="0.05pt solid #729fcf" fo:border-top="none" fo:border-bottom="0.05pt dotted #000000" style:writing-mode="page"/>
    </style:style>
    <style:style style:name="Table-3.3-Dictionary-Methods.A7" style:family="table-cell">
      <style:table-cell-properties fo:padding="0.101cm" fo:border-left="0.05pt solid #729fcf" fo:border-right="none" fo:border-top="none" fo:border-bottom="0.05pt dotted #000000" style:writing-mode="page"/>
    </style:style>
    <style:style style:name="Table-3.3-Dictionary-Methods.B7" style:family="table-cell">
      <style:table-cell-properties fo:padding="0.101cm" fo:border-left="0.05pt dotted #000000" fo:border-right="0.05pt solid #729fcf" fo:border-top="none" fo:border-bottom="0.05pt dotted #000000" style:writing-mode="page"/>
    </style:style>
    <style:style style:name="Table-3.3-Dictionary-Methods.A8" style:family="table-cell">
      <style:table-cell-properties fo:padding="0.101cm" fo:border-left="0.05pt solid #729fcf" fo:border-right="none" fo:border-top="none" fo:border-bottom="0.05pt dotted #000000" style:writing-mode="page"/>
    </style:style>
    <style:style style:name="Table-3.3-Dictionary-Methods.B8" style:family="table-cell">
      <style:table-cell-properties fo:padding="0.101cm" fo:border-left="0.05pt dotted #000000" fo:border-right="0.05pt solid #729fcf" fo:border-top="none" fo:border-bottom="0.05pt dotted #000000" style:writing-mode="page"/>
    </style:style>
    <style:style style:name="Table-3.3-Dictionary-Methods.A9" style:family="table-cell">
      <style:table-cell-properties fo:padding="0.101cm" fo:border-left="0.05pt solid #729fcf" fo:border-right="none" fo:border-top="none" fo:border-bottom="0.05pt dotted #000000" style:writing-mode="page"/>
    </style:style>
    <style:style style:name="Table-3.3-Dictionary-Methods.B9" style:family="table-cell">
      <style:table-cell-properties fo:padding="0.101cm" fo:border-left="0.05pt dotted #000000" fo:border-right="0.05pt solid #729fcf" fo:border-top="none" fo:border-bottom="0.05pt dotted #000000" style:writing-mode="page"/>
    </style:style>
    <style:style style:name="Table-3.3-Dictionary-Methods.A10" style:family="table-cell">
      <style:table-cell-properties fo:padding="0.101cm" fo:border-left="0.05pt solid #729fcf" fo:border-right="none" fo:border-top="none" fo:border-bottom="0.05pt dotted #000000" style:writing-mode="page"/>
    </style:style>
    <style:style style:name="Table-3.3-Dictionary-Methods.B10" style:family="table-cell">
      <style:table-cell-properties fo:padding="0.101cm" fo:border-left="0.05pt dotted #000000" fo:border-right="0.05pt solid #729fcf" fo:border-top="none" fo:border-bottom="0.05pt dotted #000000" style:writing-mode="page"/>
    </style:style>
    <style:style style:name="Table-3.3-Dictionary-Methods.A11" style:family="table-cell">
      <style:table-cell-properties fo:padding="0.101cm" fo:border-left="0.05pt solid #729fcf" fo:border-right="none" fo:border-top="none" fo:border-bottom="0.05pt dotted #000000" style:writing-mode="page"/>
    </style:style>
    <style:style style:name="Table-3.3-Dictionary-Methods.B11" style:family="table-cell">
      <style:table-cell-properties fo:padding="0.101cm" fo:border-left="0.05pt dotted #000000" fo:border-right="0.05pt solid #729fcf" fo:border-top="none" fo:border-bottom="0.05pt dotted #000000" style:writing-mode="page"/>
    </style:style>
    <style:style style:name="Table-3.3-Dictionary-Methods.A12" style:family="table-cell">
      <style:table-cell-properties fo:padding="0.101cm" fo:border-left="0.05pt solid #729fcf" fo:border-right="none" fo:border-top="none" fo:border-bottom="0.05pt dotted #000000" style:writing-mode="page"/>
    </style:style>
    <style:style style:name="Table-3.3-Dictionary-Methods.B12" style:family="table-cell">
      <style:table-cell-properties fo:padding="0.101cm" fo:border-left="0.05pt dotted #000000" fo:border-right="0.05pt solid #729fcf" fo:border-top="none" fo:border-bottom="0.05pt dotted #000000" style:writing-mode="page"/>
    </style:style>
    <style:style style:name="Table-3.3-Dictionary-Methods.A13" style:family="table-cell">
      <style:table-cell-properties fo:padding="0.101cm" fo:border-left="0.05pt solid #729fcf" fo:border-right="none" fo:border-top="none" fo:border-bottom="0.05pt dotted #000000" style:writing-mode="page"/>
    </style:style>
    <style:style style:name="Table-3.3-Dictionary-Methods.B13" style:family="table-cell">
      <style:table-cell-properties fo:padding="0.101cm" fo:border-left="0.05pt dotted #000000" fo:border-right="0.05pt solid #729fcf" fo:border-top="none" fo:border-bottom="0.05pt dotted #000000" style:writing-mode="page"/>
    </style:style>
    <style:style style:name="Table-3.3-Dictionary-Methods.A14" style:family="table-cell">
      <style:table-cell-properties fo:padding="0.101cm" fo:border-left="0.05pt solid #729fcf" fo:border-right="none" fo:border-top="none" fo:border-bottom="0.05pt solid #729fcf" style:writing-mode="page"/>
    </style:style>
    <style:style style:name="Table-3.3-Dictionary-Methods.B14" style:family="table-cell">
      <style:table-cell-properties fo:padding="0.101cm" fo:border-left="0.05pt dotted #000000" fo:border-right="0.05pt solid #729fcf" fo:border-top="none" fo:border-bottom="0.05pt solid #729fcf" style:writing-mode="page"/>
    </style:style>
    <style:style style:name="P1" style:family="paragraph" style:parent-style-name="Heading_20_1">
      <style:text-properties officeooo:paragraph-rsid="00019094"/>
    </style:style>
    <style:style style:name="P2" style:family="paragraph" style:parent-style-name="Text_20_body">
      <style:text-properties officeooo:paragraph-rsid="00019094"/>
    </style:style>
    <style:style style:name="P3" style:family="paragraph" style:parent-style-name="Text_20_body_20_indent">
      <style:text-properties style:font-name="DejaVu Sans" officeooo:paragraph-rsid="00019094"/>
    </style:style>
    <style:style style:name="P4" style:family="paragraph" style:parent-style-name="Text_20_body" style:list-style-name="L1">
      <style:text-properties officeooo:paragraph-rsid="00019094"/>
    </style:style>
    <style:style style:name="P5" style:family="paragraph" style:parent-style-name="Text_20_body" style:list-style-name="L1">
      <style:text-properties officeooo:rsid="000b4066" officeooo:paragraph-rsid="00019094"/>
    </style:style>
    <style:style style:name="P6" style:family="paragraph" style:parent-style-name="Text_20_body">
      <style:text-properties style:font-name="Nimbus Sans" fo:font-size="14pt" fo:font-style="italic" fo:font-weight="normal" officeooo:rsid="00019094" officeooo:paragraph-rsid="00019094" style:font-size-asian="14pt" style:font-style-asian="italic" style:font-weight-asian="normal" style:font-size-complex="14pt" style:font-style-complex="italic" style:font-weight-complex="normal"/>
    </style:style>
    <style:style style:name="P7" style:family="paragraph" style:parent-style-name="Text_20_body">
      <style:paragraph-properties fo:margin-left="1.251cm" fo:text-indent="0cm" style:auto-text-indent="false"/>
    </style:style>
    <style:style style:name="P8" style:family="paragraph" style:parent-style-name="Heading_20_2">
      <style:text-properties officeooo:paragraph-rsid="00019094"/>
    </style:style>
    <style:style style:name="P9" style:family="paragraph" style:parent-style-name="Code_20_Box_20_2">
      <style:paragraph-properties fo:break-before="page"/>
      <style:text-properties officeooo:paragraph-rsid="00019094"/>
    </style:style>
    <style:style style:name="P10" style:family="paragraph" style:parent-style-name="Table_20_Heading">
      <style:text-properties officeooo:paragraph-rsid="000f639b"/>
    </style:style>
    <style:style style:name="P11" style:family="paragraph" style:parent-style-name="Table_20_index_20_heading">
      <style:text-properties officeooo:paragraph-rsid="000f639b"/>
    </style:style>
    <style:style style:name="P12" style:family="paragraph" style:parent-style-name="Table_20_Contents">
      <style:text-properties officeooo:paragraph-rsid="000f639b"/>
    </style:style>
    <style:style style:name="P13" style:family="paragraph">
      <style:paragraph-properties fo:margin-top="0cm" fo:margin-bottom="0.499cm"/>
    </style:style>
    <style:style style:name="P14" style:family="paragraph">
      <loext:graphic-properties draw:fill="solid" draw:fill-color="#daeafb"/>
      <style:paragraph-properties fo:margin-top="0cm" fo:margin-bottom="0.499cm"/>
      <style:text-properties fo:font-size="12pt" style:font-size-asian="10pt" style:font-size-complex="10pt"/>
    </style:style>
    <style:style style:name="P15" style:family="paragraph" style:parent-style-name="Table_20_Contents">
      <style:paragraph-properties fo:margin-left="0.101cm" fo:margin-right="0.101cm" fo:text-align="start" style:justify-single-word="false" fo:orphans="0" fo:widows="0" fo:text-indent="0cm" style:auto-text-indent="false"/>
      <style:text-properties fo:font-style="normal" officeooo:paragraph-rsid="000f639b" style:font-style-asian="normal" style:font-style-complex="normal"/>
    </style:style>
    <style:style style:name="P16" style:family="paragraph" style:parent-style-name="Table_20_Contents">
      <style:paragraph-properties fo:margin-left="0.101cm" fo:margin-right="0.101cm" fo:text-align="start" style:justify-single-word="false" fo:orphans="0" fo:widows="0" fo:text-indent="0cm" style:auto-text-indent="false"/>
      <style:text-properties officeooo:paragraph-rsid="000f639b"/>
    </style:style>
    <style:style style:name="P17" style:family="paragraph" style:parent-style-name="Code_20_Box_20_2">
      <style:text-properties fo:font-size="9pt" officeooo:paragraph-rsid="00019094" style:font-size-asian="9pt" style:font-size-complex="9pt"/>
    </style:style>
    <style:style style:name="P18" style:family="paragraph" style:parent-style-name="Code_20_Box_20_2">
      <style:paragraph-properties fo:margin-top="0cm" fo:margin-bottom="0.6cm" style:contextual-spacing="false"/>
      <style:text-properties fo:font-size="9pt" officeooo:paragraph-rsid="00019094" style:font-size-asian="9pt" style:font-size-complex="9pt"/>
    </style:style>
    <style:style style:name="P19" style:family="paragraph">
      <style:paragraph-properties fo:margin-left="0.499cm" fo:margin-right="0.6cm" fo:text-indent="-0.499cm" loext:tab-stop-distance="0cm">
        <style:tab-stops>
          <style:tab-stop style:position="9.581cm" style:type="right"/>
          <style:tab-stop style:position="9.638cm" style:type="right"/>
        </style:tab-stops>
      </style:paragraph-properties>
    </style:style>
    <style:style style:name="P20" style:family="paragraph">
      <loext:graphic-properties draw:fill="none" draw:fill-color="#ffffff"/>
      <style:paragraph-properties fo:margin-left="0.199cm" fo:margin-right="0.6cm" fo:text-indent="0.499cm" loext:tab-stop-distance="0cm">
        <style:tab-stops>
          <style:tab-stop style:position="9.581cm" style:type="right"/>
          <style:tab-stop style:position="9.638cm" style:type="right"/>
        </style:tab-stops>
      </style:paragraph-properties>
      <style:text-properties fo:color="#0a2746" loext:opacity="100%" fo:font-size="12pt"/>
    </style:style>
    <style:style style:name="T1" style:family="text">
      <style:text-properties officeooo:rsid="00019094"/>
    </style:style>
    <style:style style:name="T2" style:family="text">
      <style:text-properties officeooo:rsid="000b4066"/>
    </style:style>
    <style:style style:name="T3" style:family="text">
      <style:text-properties officeooo:rsid="000e7d2e"/>
    </style:style>
    <style:style style:name="T4" style:family="text">
      <style:text-properties officeooo:rsid="000c1964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font-name="Nimbus Sans" fo:font-size="10pt" style:font-size-asian="10pt" style:font-name-complex="FreeMono" style:font-size-complex="10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style:text-position="super 58%"/>
    </style:style>
    <style:style style:name="T10" style:family="text">
      <style:text-properties fo:font-size="9pt" style:font-size-asian="9pt" style:font-size-complex="9pt"/>
    </style:style>
    <style:style style:name="T11" style:family="text">
      <style:text-properties style:font-name="FreeSerif"/>
    </style:style>
    <style:style style:name="T12" style:family="text">
      <style:text-properties fo:font-size="12pt"/>
    </style:style>
    <style:style style:name="T13" style:family="text">
      <style:text-properties style:font-name="DejaVu Serif" fo:font-size="12pt" style:font-name-complex="DejaVu Serif" style:font-size-complex="12pt"/>
    </style:style>
    <style:style style:name="fr1" style:family="graphic" style:parent-style-name="Frame">
      <style:graphic-properties fo:margin-left="0cm" fo:margin-right="0cm" fo:margin-top="0cm" fo:margin-bottom="0.499cm" style:vertical-pos="top" style:vertical-rel="page-content" style:horizontal-pos="center" style:horizontal-rel="page-content" fo:padding="0cm" fo:border="none" draw:wrap-influence-on-position="once-concurrent" loext:allow-overlap="true"/>
    </style:style>
    <style:style style:name="fr2" style:family="graphic" style:parent-style-name="Head_20_Chapter">
      <style:graphic-properties style:vertical-pos="from-top" style:vertical-rel="paragraph" style:horizontal-pos="from-left" style:horizontal-rel="paragraph" draw:opacity="0%" draw:wrap-influence-on-position="once-concurrent" loext:allow-overlap="true" draw:textarea-vertical-align="middle"/>
    </style:style>
    <text:list-style style:name="L1">
      <text:list-level-style-number text:level="1" text:style-name="Numbering_20_Symbols" loext:num-list-format="(%1%)" style:num-prefix="(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(%2%)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(%3%)" style:num-prefix="(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(%4%)" style:num-prefix="(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(%5%)" style:num-prefix="(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(%6%)" style:num-prefix="(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(%7%)" style:num-prefix="(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(%8%)" style:num-prefix="(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(%9%)" style:num-prefix="(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(%10%)" style:num-prefix="(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solid" draw:fill-color="#daeafb" fo:min-height="2.688cm" fo:padding-left="0.101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3.845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Interference Between <text:span text:style-name="T1">Table</text:span> Borders &amp; Paragraph Borders</text:h>
      <text:p text:style-name="P2">This document is provided to give a working copy of a bug as reported in <text:a xlink:type="simple" xlink:href="https://github.com/alexkemp9/Python3docs/blob/main/README.md#the-bugs" text:style-name="Internet_20_link" text:visited-style-name="Visited_20_Internet_20_Link">Python3docs Bugs #</text:a>4. This bug is as follows:-</text:p>
      <text:p text:style-name="P3">The bottom <text:span text:style-name="T2">border</text:span> of a table-in-frame will coelesce with the top<text:span text:style-name="T3"> inline-</text:span><text:span text:style-name="T2">border</text:span> <text:span text:style-name="T3">of a </text:span><text:span text:style-name="T2">paragrap</text:span><text:span text:style-name="T3">h</text:span>. In other words, the below-frame spacing <text:span text:style-name="T3">of the</text:span> tabl<text:span text:style-name="T1">e-in-frame</text:span> will <text:span text:style-name="T3">be added to the internal top-spacing <text:s/>of the next paragraph, rather than being placed between the two entity’s borders</text:span>.</text:p>
      <text:p text:style-name="P2">To produce this document the following steps were taken:</text:p>
      <text:list text:style-name="L1">
        <text:list-item>
          <text:p text:style-name="P4">The styles from <text:a xlink:type="simple" xlink:href="https://github.com/alexkemp9/Python3docs/blob/main/bug3.odt" text:style-name="Internet_20_link" text:visited-style-name="Visited_20_Internet_20_Link"><text:span text:style-name="T1">bug3.odt</text:span></text:a><text:span text:style-name="T2"> were loaded into this document </text:span><text:span text:style-name="T4">under LO 24.8.3.2</text:span></text:p>
        </text:list-item>
        <text:list-item>
          <text:p text:style-name="P4">The <text:span text:style-name="T1">table-in-frame</text:span> <text:span text:style-name="T5">“Frame 3.3: Dictionary Methods Table”</text:span> w<text:span text:style-name="T1">as</text:span> c<text:span text:style-name="T2">opied </text:span>from <text:a xlink:type="simple" xlink:href="https://github.com/alexkemp9/Python3docs/blob/main/chapter_03.odt" text:style-name="Internet_20_link" text:visited-style-name="Visited_20_Internet_20_Link"><text:span text:style-name="T1">chapter_03.odt</text:span></text:a><text:span text:style-name="T2"> into this document.</text:span></text:p>
        </text:list-item>
        <text:list-item>
          <text:p text:style-name="P5">A <text:span text:style-name="T5">“Code Box 2”</text:span> was copied into the document below the image</text:p>
        </text:list-item>
      </text:list>
      <text:p text:style-name="P6">Note:</text:p>
      <text:p text:style-name="P7">Almost certainly this is an issue with Frames rather than <text:span text:style-name="T1">T</text:span>ables, and if so will be a copy of Python3docs Bugs #3.</text:p>
      <text:h text:style-name="P8" text:outline-level="2">Example <text:span text:style-name="T1">(next page)</text:span>:</text:h>
      <text:p text:style-name="P2"/>
      <text:p text:style-name="P9"><draw:frame draw:style-name="fr1" draw:name="Frame 3.3: Dictionary Methods Table" text:anchor-type="paragraph" svg:width="17cm" draw:z-index="1"><draw:text-box fo:min-height="0.041cm"><table:table table:name="Table-3.3-Dictionary-Methods" table:style-name="Table-3.3-Dictionary-Methods"><table:table-column table:style-name="Table-3.3-Dictionary-Methods.A"/><table:table-column table:style-name="Table-3.3-Dictionary-Methods.B"/><table:table-header-rows><table:table-row table:style-name="Table-3.3-Dictionary-Methods.1"><table:table-cell table:style-name="Table-3.3-Dictionary-Methods.A1" table:number-columns-spanned="2" office:value-type="string"><text:p text:style-name="P10">Table <text:span text:style-name="Caption_20_characters"><text:sequence text:ref-name="refTable2" text:name="Table" text:formula="ooow:Table+1" style:num-format="1">3.1</text:sequence></text:span>: Dictionary Methods</text:p></table:table-cell><table:covered-table-cell/></table:table-row><table:table-row table:style-name="Table-3.3-Dictionary-Methods.1"><table:table-cell table:style-name="Table-3.3-Dictionary-Methods.A2" office:value-type="string"><text:p text:style-name="P11">Syntax</text:p></table:table-cell><table:table-cell table:style-name="Table-3.3-Dictionary-Methods.B2" office:value-type="string"><text:p text:style-name="P11">Description</text:p></table:table-cell></table:table-row></table:table-header-rows><table:table-row table:style-name="Table-3.3-Dictionary-Methods.1"><table:table-cell table:style-name="Table-3.3-Dictionary-Methods.A3" office:value-type="string"><text:p text:style-name="P12"><text:span text:style-name="Console">d.clear()</text:span></text:p></table:table-cell><table:table-cell table:style-name="Table-3.3-Dictionary-Methods.B3" office:value-type="string"><text:p text:style-name="P12">Removes all items from <text:span text:style-name="Console">dict d</text:span></text:p></table:table-cell></table:table-row><table:table-row table:style-name="Table-3.3-Dictionary-Methods.1"><table:table-cell table:style-name="Table-3.3-Dictionary-Methods.A4" office:value-type="string"><text:p text:style-name="P12"><text:span text:style-name="Console">d.copy()</text:span></text:p></table:table-cell><table:table-cell table:style-name="Table-3.3-Dictionary-Methods.B4" office:value-type="string"><text:p text:style-name="P12"><draw:frame text:anchor-type="paragraph" draw:z-index="2" draw:name="p130 jump" draw:style-name="gr1" draw:text-style-name="P14" svg:width="1.571cm" svg:height="2.689cm" svg:x="11.7cm" svg:y="0cm"><draw:text-box draw:corner-radius="0.199cm"><text:p text:style-name="P13"><text:span text:style-name="T6">Shallow and deep copying</text:span></text:p><text:p text:style-name="P13"><text:span text:style-name="T7"><text:a xlink:href="#1.1.1.1.Obtaining and Installing Python 3|outline" xlink:type="simple">146 ⮞</text:a></text:span></text:p></draw:text-box></draw:frame><text:span text:style-name="T8">Returns a shallow copy of </text:span><text:span text:style-name="Console"><text:span text:style-name="T8">dict d</text:span></text:span></text:p></table:table-cell></table:table-row><table:table-row table:style-name="Table-3.3-Dictionary-Methods.1"><table:table-cell table:style-name="Table-3.3-Dictionary-Methods.A3" office:value-type="string"><text:p text:style-name="P12"><text:span text:style-name="Console">d.fromkeys(s, v)</text:span></text:p></table:table-cell><table:table-cell table:style-name="Table-3.3-Dictionary-Methods.B5" office:value-type="string"><text:p text:style-name="P15">Returns a <text:span text:style-name="Console">dict</text:span> whose keys are the items in sequence <text:span text:style-name="Console">s</text:span> and whose values are <text:span text:style-name="Console">None</text:span> or <text:span text:style-name="Console">v</text:span> if <text:span text:style-name="Console">v</text:span> is given</text:p></table:table-cell></table:table-row><table:table-row table:style-name="Table-3.3-Dictionary-Methods.1"><table:table-cell table:style-name="Table-3.3-Dictionary-Methods.A4" office:value-type="string"><text:p text:style-name="P12"><text:span text:style-name="Console">d.get(k)</text:span></text:p></table:table-cell><table:table-cell table:style-name="Table-3.3-Dictionary-Methods.B6" office:value-type="string"><text:p text:style-name="P12">Returns <text:span text:style-name="Console">key k</text:span>’s associated value, or <text:span text:style-name="Console">None</text:span> if <text:span text:style-name="Console">k</text:span> isn’t in <text:span text:style-name="Console">dict d</text:span></text:p></table:table-cell></table:table-row><table:table-row table:style-name="Table-3.3-Dictionary-Methods.1"><table:table-cell table:style-name="Table-3.3-Dictionary-Methods.A7" office:value-type="string"><text:p text:style-name="P12"><text:span text:style-name="Console">d.get(k, v)</text:span></text:p></table:table-cell><table:table-cell table:style-name="Table-3.3-Dictionary-Methods.B7" office:value-type="string"><text:p text:style-name="P12">Returns <text:span text:style-name="Console">key k</text:span>’s associated value, or <text:span text:style-name="Console">v</text:span> if <text:span text:style-name="Console">k</text:span> isn’t in <text:span text:style-name="Console">dict d</text:span></text:p></table:table-cell></table:table-row><table:table-row table:style-name="Table-3.3-Dictionary-Methods.1"><table:table-cell table:style-name="Table-3.3-Dictionary-Methods.A8" office:value-type="string"><text:p text:style-name="P12"><text:span text:style-name="Console">d.items()</text:span></text:p></table:table-cell><table:table-cell table:style-name="Table-3.3-Dictionary-Methods.B8" office:value-type="string"><text:p text:style-name="P16">Returns a view<text:span text:style-name="T9"><text:note-ref text:note-class="footnote" text:reference-format="text" text:ref-name="ftn4">Error: Reference source not found</text:note-ref></text:span> of all the <text:span text:style-name="Console">(key, value)</text:span> pairs in <text:span text:style-name="Console">dict d</text:span></text:p></table:table-cell></table:table-row><table:table-row table:style-name="Table-3.3-Dictionary-Methods.1"><table:table-cell table:style-name="Table-3.3-Dictionary-Methods.A3" office:value-type="string"><text:p text:style-name="P12"><text:span text:style-name="Console">d.keys()</text:span></text:p></table:table-cell><table:table-cell table:style-name="Table-3.3-Dictionary-Methods.B9" office:value-type="string"><text:p text:style-name="P12">Returns a view<text:span text:style-name="T9"><text:note-ref text:note-class="footnote" text:reference-format="text" text:ref-name="ftn4">Error: Reference source not found</text:note-ref></text:span> of all the keys in <text:span text:style-name="Console">dict d</text:span></text:p></table:table-cell></table:table-row><table:table-row table:style-name="Table-3.3-Dictionary-Methods.1"><table:table-cell table:style-name="Table-3.3-Dictionary-Methods.A4" office:value-type="string"><text:p text:style-name="P12"><text:span text:style-name="Console">d.pop(k)</text:span></text:p></table:table-cell><table:table-cell table:style-name="Table-3.3-Dictionary-Methods.B10" office:value-type="string"><text:p text:style-name="P12">Returns <text:span text:style-name="Console">key k</text:span>’s associated value and removes the item whose <text:span text:style-name="Console">key</text:span> is <text:span text:style-name="Console">k</text:span>, or returns <text:span text:style-name="Console">v</text:span> if <text:span text:style-name="Console">k</text:span> isn’t in <text:span text:style-name="Console">dict d</text:span></text:p></table:table-cell></table:table-row><table:table-row table:style-name="Table-3.3-Dictionary-Methods.1"><table:table-cell table:style-name="Table-3.3-Dictionary-Methods.A3" office:value-type="string"><text:p text:style-name="P12"><text:span text:style-name="Console">d.popitem()</text:span></text:p></table:table-cell><table:table-cell table:style-name="Table-3.3-Dictionary-Methods.B11" office:value-type="string"><text:p text:style-name="P12">Returns and removes an arbitrary <text:span text:style-name="Console">(key, value)</text:span> pair from <text:span text:style-name="Console">dict d</text:span>, or raises a <text:span text:style-name="T5">KeyError</text:span> exception if <text:span text:style-name="Console">d</text:span> is <text:span text:style-name="Console">empty</text:span></text:p></table:table-cell></table:table-row><table:table-row table:style-name="Table-3.3-Dictionary-Methods.1"><table:table-cell table:style-name="Table-3.3-Dictionary-Methods.A4" office:value-type="string"><text:p text:style-name="P12"><text:span text:style-name="Console">d.setdefault(k, v)</text:span></text:p></table:table-cell><table:table-cell table:style-name="Table-3.3-Dictionary-Methods.B12" office:value-type="string"><text:p text:style-name="P12">The same as the <text:span text:style-name="Console">dict.get()</text:span> method, except that if the <text:span text:style-name="Console">key</text:span> is not in <text:span text:style-name="Console">dict d</text:span>, a new item is inserted with the <text:span text:style-name="Console">key k</text:span>, and with a <text:span text:style-name="T5">value</text:span> of <text:span text:style-name="Console">None</text:span> or of <text:span text:style-name="Console">v</text:span> if <text:span text:style-name="Console">v</text:span> is given</text:p></table:table-cell></table:table-row><table:table-row table:style-name="Table-3.3-Dictionary-Methods.1"><table:table-cell table:style-name="Table-3.3-Dictionary-Methods.A3" office:value-type="string"><text:p text:style-name="P12"><text:span text:style-name="Console">d.update(a)</text:span></text:p></table:table-cell><table:table-cell table:style-name="Table-3.3-Dictionary-Methods.B13" office:value-type="string"><text:p text:style-name="P12">Adds every <text:span text:style-name="Console">(key, value)</text:span> pair from <text:span text:style-name="Console">a</text:span> that isn’t in <text:span text:style-name="Console">dict d</text:span> to <text:span text:style-name="Console">d</text:span>, and for every <text:span text:style-name="T5">key</text:span> that is in both <text:span text:style-name="Console">d</text:span> and <text:span text:style-name="Console">a</text:span>, replaces the corresponding value in <text:span text:style-name="Console">d</text:span> with the one in <text:span text:style-name="Console">a</text:span>—<text:span text:style-name="Console">a</text:span> can be a <text:span text:style-name="T5">dictionary</text:span>, an <text:span text:style-name="T5">iterable</text:span> of <text:span text:style-name="Console">(key, value)</text:span> pairs, or <text:span text:style-name="T5">keyword</text:span> arguments</text:p></table:table-cell></table:table-row><table:table-row table:style-name="Table-3.3-Dictionary-Methods.1"><table:table-cell table:style-name="Table-3.3-Dictionary-Methods.A14" office:value-type="string"><text:p text:style-name="P12"><text:span text:style-name="Console">d.values()</text:span></text:p></table:table-cell><table:table-cell table:style-name="Table-3.3-Dictionary-Methods.B14" office:value-type="string"><text:p text:style-name="P16">Returns a view<text:span text:style-name="T9"><text:note-ref text:note-class="footnote" text:reference-format="text" text:ref-name="ftn4">Error: Reference source not found</text:note-ref></text:span> of all the <text:span text:style-name="T5">values</text:span> in <text:span text:style-name="Console">dict d</text:span></text:p></table:table-cell></table:table-row></table:table></draw:text-box></draw:frame><text:span text:style-name="T10">d = {}.fromkeys("ABCD", 3) # d == {'A': 3, 'B': 3, 'C': 3, 'D': 3}</text:span></text:p>
      <text:p text:style-name="P17">s = set("ACX")<text:tab/><text:tab/> <text:s/># s == {'A', 'C', 'X'}</text:p>
      <text:p text:style-name="P18">matches = d.keys() &amp; s<text:tab/> <text:s/># matches == {'A', 'C'}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DejaVu Sans Condensed1" svg:font-family="'DejaVu Sans Condensed'" style:font-adornments="Book" style:font-family-generic="swiss" style:font-pitch="variable"/>
    <style:font-face style:name="DejaVu Sans Condensed2" svg:font-family="'DejaVu Sans Condensed'" style:font-adornments="Oblique" style:font-family-generic="swiss" style:font-pitch="variable"/>
    <style:font-face style:name="DejaVu Serif" svg:font-family="'DejaVu Serif'" style:font-family-generic="roman" style:font-pitch="variable"/>
    <style:font-face style:name="DejaVu Serif1" svg:font-family="'DejaVu Serif'" style:font-adornments="Book" style:font-family-generic="roman" style:font-pitch="variable"/>
    <style:font-face style:name="FreeMono" svg:font-family="FreeMono" style:font-family-generic="modern" style:font-pitch="fixed"/>
    <style:font-face style:name="FreeSerif" svg:font-family="FreeSerif" style:font-family-generic="roman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adornments="Italic" style:font-family-generic="swiss" style:font-pitch="variable"/>
    <style:font-face style:name="Nimbus Sans2" svg:font-family="'Nimbus Sans'" style:font-adornments="Regular" style:font-family-generic="swiss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 style:font-pitch="variable"/>
    <style:font-face style:name="Open Sans1" svg:font-family="'Open Sans'" style:font-adornments="Italic" style:font-family-generic="swiss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erif1" fo:font-family="'DejaVu Serif'" style:font-style-name="Book" style:font-family-generic="roman" style:font-pitch="variable"/>
    </style:style>
    <style:style style:name="Heading" style:family="paragraph" style:parent-style-name="Standard" style:next-style-name="Text_20_body" style:class="text">
      <loext:graphic-properties draw:fill="solid" draw:fill-color="#95bfec"/>
      <style:paragraph-properties fo:margin-top="0.423cm" fo:margin-bottom="0.212cm" style:contextual-spacing="false" fo:background-color="#95bfec" fo:padding="0.199cm" fo:border="none" fo:keep-with-next="always"/>
      <style:text-properties fo:color="#0a2746" loext:opacity="100%" style:font-name="DejaVu Sans Condensed2" fo:font-family="'DejaVu Sans Condensed'" style:font-style-name="Oblique" style:font-family-generic="swiss" style:font-pitch="variable" fo:font-size="14pt" fo:font-style="oblique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00%" style:register-true="true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solid" draw:fill-color="#95bfec"/>
      <style:paragraph-properties fo:margin-top="0cm" fo:margin-bottom="0.21cm" style:contextual-spacing="false" fo:background-color="#95bfec"/>
      <style:text-properties fo:font-size="14pt" fo:font-weight="normal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tyle="italic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default-outline-level="" style:list-style-name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default-outline-level="" style:list-style-name="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4" style:display-name="Heading 4" style:family="paragraph" style:parent-style-name="Heading" style:next-style-name="Text_20_body" style:default-outline-level="4" style:list-style-name="" style:class="text">
      <loext:graphic-properties draw:fill="solid" draw:fill-color="#95bfec"/>
      <style:paragraph-properties fo:margin-top="0.21cm" fo:margin-bottom="0.499cm" style:contextual-spacing="false" fo:background-color="#95bfec"/>
      <style:text-properties fo:font-size="14pt" fo:font-style="oblique" fo:font-weight="normal" style:font-size-asian="13pt" style:font-style-asian="italic" style:font-weight-asian="bold" style:font-size-complex="13pt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loext:graphic-properties draw:fill="solid" draw:fill-color="#95bfec"/>
      <style:paragraph-properties fo:margin-top="0.21cm" fo:margin-bottom="0.499cm" style:contextual-spacing="false" fo:background-color="#95bfec"/>
      <style:text-properties style:font-name="Nimbus Sans" fo:font-family="'Nimbus Sans'" style:font-family-generic="swiss" style:font-pitch="variable" fo:font-size="12pt" fo:font-style="italic" fo:font-weight="normal" style:font-size-asian="16pt" style:font-weight-asian="bold" style:font-size-complex="16pt" style:font-weight-complex="bold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 style:class="extra">
      <style:text-properties style:font-name="Nimbus Sans1" fo:font-family="'Nimbus Sans'" style:font-style-name="Italic" style:font-family-generic="swiss" style:font-pitch="variable"/>
    </style:style>
    <style:style style:name="Heading_20_3" style:display-name="Heading 3" style:family="paragraph" style:parent-style-name="Heading" style:next-style-name="Text_20_body" style:default-outline-level="3" style:list-style-name="" style:class="text">
      <loext:graphic-properties draw:fill="solid" draw:fill-color="#95bfec"/>
      <style:paragraph-properties fo:margin-top="0.21cm" fo:margin-bottom="0.499cm" style:contextual-spacing="false" fo:background-color="#95bfec"/>
      <style:text-properties fo:font-size="16pt" fo:font-style="oblique" fo:font-weight="normal" style:font-size-asian="14pt" style:font-weight-asian="bold" style:font-size-complex="14pt" style:font-weight-complex="600"/>
    </style:style>
    <style:style style:name="Frame_20_contents" style:display-name="Frame contents" style:family="paragraph" style:parent-style-name="Standard" style:class="extra">
      <style:paragraph-properties fo:text-align="center" style:justify-single-word="false"/>
      <style:text-properties fo:color="#0a2746" loext:opacity="100%" style:font-name="FreeSerif" fo:font-family="FreeSerif" style:font-family-generic="roman" style:font-pitch="variable" fo:font-size="96pt" fo:font-weight="bold" officeooo:rsid="02830ab7" style:font-size-asian="96pt" style:font-weight-asian="bold" style:font-size-complex="96pt" style:font-weight-complex="bold"/>
    </style:style>
    <style:style style:name="Heading_20_10" style:display-name="Heading 10" style:family="paragraph" style:parent-style-name="Heading" style:next-style-name="Text_20_body" style:default-outline-level="" style:list-style-name="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 style:master-page-name="">
      <loext:graphic-properties draw:fill="solid" draw:fill-color="#c6def8"/>
      <style:paragraph-properties fo:text-align="start" style:justify-single-word="false" style:page-number="auto" fo:background-color="#c6def8" fo:padding="0.101cm" fo:border="none" text:number-lines="false" text:line-number="0">
        <style:tab-stops/>
      </style:paragraph-properties>
      <style:text-properties fo:color="#0a2746" loext:opacity="100%" style:font-name="Open Sans1" fo:font-family="'Open Sans'" style:font-style-name="Italic" style:font-family-generic="swiss" style:font-pitch="variable" fo:font-style="italic" fo:font-weight="normal" style:font-weight-asian="bold" style:font-weight-complex="600"/>
    </style:style>
    <style:style style:name="Table" style:family="paragraph" style:parent-style-name="Caption" style:class="extra"/>
    <style:style style:name="Code_20_Box" style:display-name="Code Box" style:family="paragraph" style:parent-style-name="Standard" style:master-page-name="">
      <loext:graphic-properties draw:fill="solid" draw:fill-color="#edf5fd"/>
      <style:paragraph-properties fo:margin-left="1.251cm" fo:margin-right="1.199cm" fo:margin-top="0cm" fo:margin-bottom="0.499cm" style:contextual-spacing="true" fo:text-indent="0cm" style:auto-text-indent="false" style:page-number="auto" fo:background-color="#edf5fd" fo:padding="0.199cm" fo:border="0.06pt solid #95bfec" fo:keep-with-next="always"/>
      <style:text-properties style:font-name="FreeMono" fo:font-family="FreeMono" style:font-family-generic="modern" style:font-pitch="fixed" fo:font-size="11pt" fo:font-weight="normal" style:font-weight-asian="normal" style:font-weight-complex="norm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fo:font-size="12pt" fo:font-style="oblique" fo:font-weight="normal" style:font-size-asian="12pt" style:font-weight-asian="bold" style:font-size-complex="12pt" style:font-weight-complex="600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fo:font-size="12pt" fo:font-style="oblique" fo:font-weight="normal" style:font-size-asian="12pt" style:font-style-asian="italic" style:font-weight-asian="bold" style:font-size-complex="12pt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Index_20_Heading" style:class="index">
      <loext:graphic-properties draw:fill="solid" draw:fill-color="#edf5fd"/>
      <style:paragraph-properties fo:margin-left="0cm" fo:margin-right="0cm" fo:margin-top="0cm" fo:margin-bottom="0cm" style:contextual-spacing="false" fo:text-indent="0cm" style:auto-text-indent="false" fo:background-color="#edf5fd" fo:padding="0cm" fo:border="none" text:number-lines="false" text:line-number="0"/>
      <style:text-properties style:font-name="Open Sans1" fo:font-family="'Open Sans'" style:font-style-name="Italic" style:font-family-generic="swiss" style:font-pitch="variable" fo:font-size="12pt" fo:font-style="italic" fo:font-weight="normal" style:font-size-asian="16pt" style:font-weight-asian="bold" style:font-size-complex="16pt" style:font-weight-complex="600"/>
    </style:style>
    <style:style style:name="Code_20_Box_20_2" style:display-name="Code Box 2" style:family="paragraph" style:parent-style-name="Code_20_Box" style:master-page-name="">
      <loext:graphic-properties draw:fill="solid" draw:fill-color="#ffffff"/>
      <style:paragraph-properties fo:keep-together="auto" style:page-number="auto" fo:background-color="#ffffff" fo:keep-with-next="auto"/>
    </style:style>
    <style:style style:name="Text" style:family="paragraph" style:parent-style-name="Caption" style:class="extra"/>
    <style:style style:name="End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Subtitle_20_1" style:display-name="Subtitle 1" style:family="paragraph" style:parent-style-name="Standard">
      <style:paragraph-properties fo:margin-top="0cm" fo:margin-bottom="1cm" style:contextual-spacing="false" fo:text-align="center" style:justify-single-word="false"/>
      <style:text-properties fo:font-size="14pt" style:font-size-asian="14pt" style:font-size-complex="14pt"/>
    </style:style>
    <style:style style:name="Subtitle_20_2" style:display-name="Subtitle 2" style:family="paragraph" style:parent-style-name="Standard">
      <style:paragraph-properties fo:margin-top="1cm" fo:margin-bottom="12.7cm" style:contextual-spacing="false" fo:text-align="center" style:justify-single-word="false"/>
      <style:text-properties fo:font-size="12pt" style:font-size-asian="12pt" style:font-size-complex="12pt"/>
    </style:style>
    <style:style style:name="Subtitle_20_3" style:display-name="Subtitle 3" style:family="paragraph" style:parent-style-name="Standard">
      <style:paragraph-properties fo:text-align="center" style:justify-single-word="false"/>
      <style:text-properties style:font-name="DejaVu Sans Condensed" fo:font-family="'DejaVu Sans Condensed'" style:font-family-generic="swiss" style:font-pitch="variable"/>
    </style:style>
    <style:style style:name="Text_20_body_20_indent" style:display-name="Text body indent" style:family="paragraph" style:parent-style-name="Text_20_body" style:class="text">
      <style:paragraph-properties fo:margin-left="1.251cm" fo:margin-right="0cm" fo:margin-top="0cm" fo:margin-bottom="0.499cm" style:contextual-spacing="false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ono_20_Indent" style:display-name="Mono Indent" style:family="paragraph" style:parent-style-name="Standard">
      <style:paragraph-properties fo:margin-left="1.251cm" fo:margin-right="0cm" fo:margin-top="0cm" fo:margin-bottom="0cm" style:contextual-spacing="false" fo:text-indent="0cm" style:auto-text-indent="false"/>
      <style:text-properties style:font-name="FreeMono" fo:font-family="FreeMono" style:font-family-generic="modern" style:font-pitch="fixed" fo:font-size="10pt" style:font-size-asian="10pt" style:font-size-complex="10pt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Bibbi_20_Block" style:display-name="Bibbi Block" style:family="paragraph" style:parent-style-name="Standard">
      <style:paragraph-properties fo:margin-left="1.251cm" fo:margin-right="0cm" fo:margin-top="0cm" fo:margin-bottom="0.499cm" style:contextual-spacing="false" fo:text-indent="0cm" style:auto-text-indent="false"/>
    </style:style>
    <style:style style:name="Bibbi_20_Header" style:display-name="Bibbi Header" style:family="paragraph" style:parent-style-name="Standard">
      <style:paragraph-properties fo:margin-top="0cm" fo:margin-bottom="0cm" style:contextual-spacing="false"/>
      <style:text-properties style:font-name="Open Sans" fo:font-family="'Open Sans'" style:font-family-generic="swiss" style:font-pitch="variable" fo:font-style="italic" style:font-style-asian="italic" style:font-style-complex="italic"/>
    </style:style>
    <style:style style:name="Bibbi_20_Header_20_2" style:display-name="Bibbi Header 2" style:family="paragraph" style:parent-style-name="Standard">
      <style:paragraph-properties fo:margin-left="1.251cm" fo:margin-right="0cm" fo:margin-top="0cm" fo:margin-bottom="0.101cm" style:contextual-spacing="false" fo:text-indent="0cm" style:auto-text-indent="false"/>
      <style:text-properties style:font-name="DejaVu Sans Condensed" fo:font-family="'DejaVu Sans Condensed'" style:font-family-generic="swiss" style:font-pitch="variable"/>
    </style:style>
    <style:style style:name="SideBar" style:family="paragraph" style:parent-style-name="Standard">
      <style:paragraph-properties fo:margin-top="0cm" fo:margin-bottom="0.499cm" style:contextual-spacing="false" fo:padding="0.199cm" fo:border="none"/>
    </style:style>
    <style:style style:name="SideBar_20_Header" style:display-name="SideBar Header" style:family="paragraph" style:parent-style-name="Text">
      <loext:graphic-properties draw:fill="solid" draw:fill-color="#2a6099"/>
      <style:paragraph-properties fo:margin-left="0cm" fo:margin-right="0cm" fo:margin-top="0cm" fo:margin-bottom="0cm" style:contextual-spacing="false" fo:text-indent="0cm" style:auto-text-indent="false" fo:background-color="#2a6099" fo:padding-left="0.199cm" fo:padding-right="0.199cm" fo:padding-top="0.199cm" fo:padding-bottom="0.3cm" fo:border="0.06pt solid #2a6099">
        <style:tab-stops/>
      </style:paragraph-properties>
      <style:text-properties fo:color="#ffffff" loext:opacity="100%" style:font-name="Open Sans" fo:font-family="'Open Sans'" style:font-family-generic="swiss" style:font-pitch="variable" fo:font-size="14pt" style:font-size-asian="14pt" style:font-size-complex="14pt"/>
    </style:style>
    <style:style style:name="Caption_20_characters" style:display-name="Caption characters" style:family="text">
      <style:text-properties style:use-window-font-color="true" loext:opacity="0%" style:font-name="Nimbus Sans2" fo:font-family="'Nimbus Sans'" style:font-style-name="Regular" style:font-family-generic="swiss" style:font-pitch="variabl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line_20_Code" style:display-name="Inline Code" style:family="text">
      <style:text-properties style:font-name="FreeMono" fo:font-family="FreeMono" style:font-family-generic="modern" style:font-pitch="fixed" fo:background-color="#edf5fd" loext:padding="0.049cm" loext:border="0.06pt dotted #000000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ilename" style:family="text">
      <style:text-properties style:font-name="Nimbus Sans" fo:font-family="'Nimbus Sans'" style:font-family-generic="swiss" style:font-pitch="variable" fo:font-style="italic" style:font-style-asian="italic" style:font-style-complex="italic"/>
    </style:style>
    <style:style style:name="Exampl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onsole" style:family="text">
      <style:text-properties style:font-name="FreeMono" fo:font-family="FreeMono" style:font-family-generic="modern" style:font-pitch="fixed"/>
    </style:style>
    <style:style style:name="Emphasis" style:family="text">
      <style:text-properties fo:font-style="italic" style:font-style-asian="italic" style:font-style-complex="italic"/>
    </style:style>
    <style:style style:name="H1_20_Auto-number" style:display-name="H1 Auto-number" style:family="text">
      <style:text-properties fo:color="#95bfec" loext:opacity="100%" style:font-name="DejaVu Sans Condensed1" fo:font-family="'DejaVu Sans Condensed'" style:font-style-name="Book" style:font-family-generic="swiss" style:font-pitch="variable" fo:font-size="2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Head_20_Chapter" style:display-name="Head Chapter" style:family="graphic" style:parent-style-name="Frame">
      <style:graphic-properties svg:width="2.431cm" svg:height="4.001cm" svg:x="0cm" svg:y="0cm" fo:margin-left="0cm" fo:margin-right="0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729fcf" draw:opacity="0%" fo:padding="0.15cm" fo:border="none" draw:wrap-influence-on-position="once-concurrent" loext:allow-overlap="true" draw:textarea-vertical-align="midd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H1frame" style:family="graphic" style:parent-style-name="Frame">
      <style:graphic-properties svg:width="2cm" fo:min-height="0.741cm" svg:x="15cm" svg:y="-0.101cm" fo:margin-left="0cm" fo:margin-right="0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729fcf" draw:opacity="0%" fo:padding="0.199cm" fo:border="none" draw:wrap-influence-on-position="once-concurrent" loext:allow-overlap="true" draw:textarea-vertical-align="top"/>
    </style:style>
    <style:style style:name="H2frame" style:family="graphic" style:parent-style-name="H1frame">
      <style:graphic-properties svg:width="1.401cm" fo:min-height="0.741cm" svg:x="15.201cm" svg:y="-0.25cm" fo:margin-left="0cm" fo:margin-right="0cm" fo:margin-top="0cm" fo:margin-bottom="0cm" style:wrap="parallel" style:number-wrapped-paragraphs="no-limit" style:wrap-contour="false" style:vertical-pos="from-top" style:vertical-rel="paragraph-content" style:horizontal-pos="right" style:horizontal-rel="paragraph-content" fo:background-color="transparent" draw:fill="none" draw:fill-color="#729fcf" draw:opacity="0%" fo:padding="0.199cm" fo:border="none" draw:wrap-influence-on-position="once-concurrent" loext:allow-overlap="true" draw:textarea-vertical-align="top"/>
    </style:style>
    <style:style style:name="H3frame" style:family="graphic" style:parent-style-name="H2frame">
      <style:graphic-properties svg:width="1cm" fo:min-height="0.741cm" text:anchor-type="paragraph" svg:x="15.602cm" svg:y="-0.25cm" fo:margin-left="0cm" fo:margin-right="0cm" fo:margin-top="0cm" fo:margin-bottom="0cm" style:wrap="parallel" style:number-wrapped-paragraphs="no-limit" style:wrap-contour="false" style:vertical-pos="from-top" style:vertical-rel="paragraph-content" style:horizontal-pos="right" style:horizontal-rel="paragraph-content" fo:background-color="transparent" draw:fill="none" draw:fill-color="#729fcf" draw:opacity="0%" fo:padding="0.199cm" fo:border="none" draw:wrap-influence-on-position="once-concurrent" loext:allow-overlap="true" draw:textarea-vertical-align="top"/>
    </style:style>
    <style:style style:name="H4frame" style:family="graphic" style:parent-style-name="H3frame">
      <style:graphic-properties svg:width="0.7cm" fo:min-height="0.741cm" svg:x="15.901cm" svg:y="-0.25cm" fo:margin-left="0cm" fo:margin-right="0cm" fo:margin-top="0cm" fo:margin-bottom="0cm" style:wrap="parallel" style:number-wrapped-paragraphs="no-limit" style:wrap-contour="false" style:vertical-pos="from-top" style:vertical-rel="paragraph-content" style:horizontal-pos="right" style:horizontal-rel="paragraph-content" fo:background-color="transparent" draw:fill="none" draw:fill-color="#729fcf" draw:opacity="0%" fo:padding="0.199cm" fo:border="none" draw:wrap-influence-on-position="once-concurrent" loext:allow-overlap="true" draw:textarea-vertical-align="top"/>
    </style:style>
    <text:outline-style style:name="Outline">
      <text:outline-level-style text:level="1" text:style-name="H1_20_Auto-number" loext:num-list-format="%1%" style:num-format="1" text:start-value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>
        <style:tab-stops>
          <style:tab-stop style:position="16.9cm" style:type="center"/>
          <style:tab-stop style:position="17cm" style:type="right"/>
        </style:tab-stops>
      </style:paragraph-properties>
      <style:text-properties officeooo:paragraph-rsid="002b873d"/>
    </style:style>
    <style:style style:name="MP2" style:family="paragraph" style:parent-style-name="Header">
      <style:paragraph-properties>
        <style:tab-stops>
          <style:tab-stop style:position="16.9cm" style:type="center"/>
          <style:tab-stop style:position="17cm" style:type="right"/>
        </style:tab-stops>
      </style:paragraph-properties>
    </style:style>
    <style:style style:name="MP3" style:family="paragraph" style:parent-style-name="Header">
      <style:paragraph-properties>
        <style:tab-stops>
          <style:tab-stop style:position="16.9cm" style:type="center"/>
          <style:tab-stop style:position="17cm" style:type="right"/>
        </style:tab-stops>
      </style:paragraph-properties>
      <style:text-properties officeooo:paragraph-rsid="002a264a"/>
    </style:style>
    <style:style style:name="MP4" style:family="paragraph" style:parent-style-name="Header">
      <style:paragraph-properties>
        <style:tab-stops>
          <style:tab-stop style:position="16.9cm" style:type="right"/>
          <style:tab-stop style:position="17cm" style:type="right"/>
        </style:tab-stops>
      </style:paragraph-properties>
      <style:text-properties officeooo:paragraph-rsid="00127493"/>
    </style:style>
    <style:style style:name="MP5" style:family="paragraph">
      <style:paragraph-properties fo:margin-left="0.499cm" fo:margin-right="0.6cm" fo:text-indent="-0.499cm" loext:tab-stop-distance="0cm">
        <style:tab-stops>
          <style:tab-stop style:position="9.581cm" style:type="right"/>
          <style:tab-stop style:position="9.638cm" style:type="right"/>
        </style:tab-stops>
      </style:paragraph-properties>
    </style:style>
    <style:style style:name="MP6" style:family="paragraph">
      <loext:graphic-properties draw:fill="none" draw:fill-color="#ffffff"/>
      <style:paragraph-properties fo:margin-left="0.199cm" fo:margin-right="0.6cm" fo:text-indent="0.499cm" loext:tab-stop-distance="0cm">
        <style:tab-stops>
          <style:tab-stop style:position="9.581cm" style:type="right"/>
          <style:tab-stop style:position="9.638cm" style:type="right"/>
        </style:tab-stops>
      </style:paragraph-properties>
      <style:text-properties fo:color="#0a2746" loext:opacity="100%" fo:font-size="12pt"/>
    </style:style>
    <style:style style:name="MP7" style:family="paragraph" style:parent-style-name="Footer">
      <style:paragraph-properties fo:text-align="center" style:justify-single-word="false"/>
    </style:style>
    <style:style style:name="MT1" style:family="text">
      <style:text-properties fo:font-style="normal" style:font-style-asian="normal" style:font-style-complex="normal"/>
    </style:style>
    <style:style style:name="MT2" style:family="text">
      <style:text-properties style:font-name="DejaVu Serif" fo:font-style="italic" style:font-style-asian="italic" style:font-style-complex="italic"/>
    </style:style>
    <style:style style:name="MT3" style:family="text">
      <style:text-properties style:font-name="FreeSerif"/>
    </style:style>
    <style:style style:name="MT4" style:family="text">
      <style:text-properties fo:font-size="12pt"/>
    </style:style>
    <style:style style:name="MT5" style:family="text">
      <style:text-properties style:font-name="DejaVu Serif" fo:font-size="12pt" style:font-name-complex="DejaVu Serif" style:font-size-complex="12pt"/>
    </style:style>
    <style:style style:name="Mfr1" style:family="graphic" style:parent-style-name="Head_20_Chapter">
      <style:graphic-properties style:vertical-pos="from-top" style:vertical-rel="paragraph" style:horizontal-pos="from-left" style:horizontal-rel="paragraph" draw:opacity="0%" draw:wrap-influence-on-position="once-concurrent" loext:allow-overlap="true" draw:textarea-vertical-align="middle"/>
    </style:style>
    <style:style style:name="Mgr1" style:family="graphic">
      <style:graphic-properties draw:stroke="none" svg:stroke-color="#000000" draw:fill="none" draw:fill-color="#ffffff" fo:min-height="3.845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fo:background-color="transparent" style:dynamic-spacing="false" draw:fill="none" draw:fill-color="#729fcf"/>
      </style:header-style>
      <style:footer-style/>
    </style:page-layout>
    <style:page-layout style:name="Mpm2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4.5cm" fo:margin-left="0cm" fo:margin-right="0cm" fo:margin-bottom="0.499cm" fo:border-top="none" fo:border-bottom="0.06pt solid #0a2746" fo:border-left="none" fo:border-right="none" fo:padding="0.04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chapter text:display="name" text:outline-level="4"/><text:tab/><text:span text:style-name="MT1"><text:page-number text:select-page="current">0</text:page-number></text:span></text:p>
      </style:header>
      <style:header-left>
        <text:p text:style-name="MP3"><text:page-number text:select-page="current">2</text:page-number><text:tab/><text:chapter text:display="number-and-name" text:outline-level="1">3 Interference Between Table Borders &amp; Paragraph Borders</text:chapter></text:p>
      </style:header-left>
      <style:header-first>
        <text:p text:style-name="MP2"><text:page-number text:select-page="current">1</text:page-number><text:tab/><text:chapter text:display="number-and-name" text:outline-level="1">3 Interference Between Table Borders &amp; Paragraph Borders</text:chapter></text:p>
      </style:header-first>
    </style:master-page>
    <style:master-page style:name="Chapter_20_01_20_Page" style:display-name="Chapter 01 Page" style:page-layout-name="Mpm2" draw:style-name="Mdp1" style:next-style-name="Standard">
      <style:header>
        <text:p text:style-name="MP4">24 pt<text:page-number text:select-page="current" text:page-adjust="-18"/><text:tab/><text:span text:style-name="MT2">Introduction</text:span></text:p>
      </style:header>
      <style:header-first>
        <text:p text:style-name="Header_20_left"><draw:frame draw:style-name="Mfr1" draw:name="f01-chapter" text:anchor-type="paragraph" svg:x="0cm" svg:y="0cm" svg:width="2.431cm" svg:height="4.001cm" draw:z-index="0"><draw:text-box><text:p text:style-name="Frame_20_contents"><text:span text:style-name="Caption_20_characters"><text:span text:style-name="MT3"><text:chapter text:display="number" text:outline-level="1"/></text:span></text:span></text:p></draw:text-box></draw:frame><draw:frame text:anchor-type="paragraph" draw:z-index="0" draw:name="c01 summary" draw:style-name="Mgr1" draw:text-style-name="MP6" svg:width="7.938cm" svg:height="3.846cm" svg:x="8.932cm" svg:y="0.053cm"><draw:text-box><text:p text:style-name="MP5"><text:span text:style-name="MT4"><text:tab/></text:span><text:span text:style-name="MT5">● </text:span><text:span text:style-name="MT5">Creating and Running Python Programs</text:span></text:p><text:p text:style-name="MP5"><text:span text:style-name="MT5">● </text:span><text:span text:style-name="MT5">Python’s “Beautiful Heart”</text:span></text:p></draw:text-box></draw:frame></text:p>
      </style:header-first>
      <style:footer>
        <text:p text:style-name="Footer"/>
      </style:footer>
      <style:footer-first>
        <text:p text:style-name="MP7"><text:page-number text:select-page="current" text:page-adjust="8"/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0T11:51:21.535046614</meta:creation-date>
    <dc:date>2024-12-10T12:16:37.339079408</dc:date>
    <meta:editing-duration>PT25M18S</meta:editing-duration>
    <meta:editing-cycles>1</meta:editing-cycles>
    <meta:document-statistic meta:table-count="1" meta:image-count="0" meta:object-count="0" meta:page-count="2" meta:paragraph-count="46" meta:word-count="447" meta:character-count="2373" meta:non-whitespace-character-count="1966"/>
    <meta:generator>LibreOffice/24.8.3.2$Linux_X86_64 LibreOffice_project/48a6bac9e7e268aeb4c3483fcf825c94556d9f92</meta:generator>
  </office:meta>
</office:document-meta>
</file>